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82d4e" officeooo:paragraph-rsid="00082d4e"/>
    </style:style>
    <style:style style:name="P2" style:family="paragraph" style:parent-style-name="Standard">
      <style:paragraph-properties fo:line-height="200%" fo:text-align="center" style:justify-single-word="false"/>
      <style:text-properties officeooo:rsid="00082d4e" officeooo:paragraph-rsid="00082d4e"/>
    </style:style>
    <style:style style:name="P3" style:family="paragraph" style:parent-style-name="Standard">
      <style:paragraph-properties fo:line-height="200%" fo:text-align="start" style:justify-single-word="false"/>
      <style:text-properties officeooo:rsid="00082d4e" officeooo:paragraph-rsid="00082d4e"/>
    </style:style>
    <style:style style:name="P4" style:family="paragraph" style:parent-style-name="Standard">
      <style:paragraph-properties fo:line-height="200%" fo:text-align="center" style:justify-single-word="false"/>
      <style:text-properties officeooo:rsid="00096008" officeooo:paragraph-rsid="00096008"/>
    </style:style>
    <style:style style:name="P5" style:family="paragraph" style:parent-style-name="Standard">
      <style:paragraph-properties fo:line-height="200%" fo:text-align="start" style:justify-single-word="false"/>
      <style:text-properties fo:font-weight="bold" officeooo:rsid="00096008" officeooo:paragraph-rsid="00096008" style:font-weight-asian="bold" style:font-weight-complex="bold"/>
    </style:style>
    <style:style style:name="P6" style:family="paragraph" style:parent-style-name="Standard">
      <style:paragraph-properties fo:line-height="200%"/>
      <style:text-properties officeooo:rsid="00082d4e" officeooo:paragraph-rsid="00082d4e"/>
    </style:style>
    <style:style style:name="P7" style:family="paragraph" style:parent-style-name="Standard">
      <style:paragraph-properties fo:line-height="200%"/>
      <style:text-properties officeooo:rsid="000da44d" officeooo:paragraph-rsid="000da44d"/>
    </style:style>
    <style:style style:name="T1" style:family="text">
      <style:text-properties fo:font-weight="bold" style:font-weight-asian="bold" style:font-weight-complex="bold"/>
    </style:style>
    <style:style style:name="T2" style:family="text">
      <style:text-properties officeooo:rsid="000aae1f"/>
    </style:style>
    <style:style style:name="T3" style:family="text">
      <style:text-properties officeooo:rsid="000c2627"/>
    </style:style>
    <style:style style:name="T4" style:family="text">
      <style:text-properties officeooo:rsid="000e6ee8"/>
    </style:style>
    <style:style style:name="T5" style:family="text">
      <style:text-properties officeooo:rsid="001017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D. Bodden Pineda</text:p>
      <text:p text:style-name="P7">Partner: Benjamin Geyer</text:p>
      <text:p text:style-name="P1">SWE432-001</text:p>
      <text:p text:style-name="P1">Prof. Thomas LaToza</text:p>
      <text:p text:style-name="P1">1<text:span text:style-name="T4">2</text:span>/<text:span text:style-name="T4">01</text:span>/2017</text:p>
      <text:p text:style-name="P5"/>
      <text:p text:style-name="P4"><text:span text:style-name="T1">HEROKU APP LINK: </text:span><text:a xlink:type="simple" xlink:href="https://intense-cliffs-45829.herokuapp.com/" text:style-name="Internet_20_link" text:visited-style-name="Visited_20_Internet_20_Link"><text:span text:style-name="T1">https://intense-cliffs-45829.herokuapp.com/</text:span></text:a></text:p>
      <text:p text:style-name="P2"/>
      <text:p text:style-name="P2">Statement to Contributions</text:p>
      <text:p text:style-name="P3"><text:tab/>For Homework <text:span text:style-name="T5">10</text:span>, I was in charge of <text:span text:style-name="T2">fixing the Gestalt Principle violation issue</text:span>. <text:span text:style-name="T5">I also made the extra CSS stylesheet that would override some of the Bootstrap style. For example, it would override the hover effect on the Friends table so that the rows were highlighted with a golden border when hovered over.</text:span> <text:span text:style-name="T2">I added this stylesheet’s link tag in the main index.html file so that it would take the effects. It was important to add the link later, because that means that the effect would be added on top of the already loaded bootstrap effects.</text:span> I was also in charge of <text:span text:style-name="T5">taking screenshots of the before and after scenarios of the app. I had the idea of adding the blue and red hovering textboxes over the pictures so that they explained more about the issues and fixes. I also worked on the JavaScript logic that removed friends from the Parties field upon a second click</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09:34:58.581957387</meta:creation-date>
    <dc:date>2017-12-01T10:07:27.048882434</dc:date>
    <meta:editing-duration>PT15M34S</meta:editing-duration>
    <meta:editing-cycles>8</meta:editing-cycles>
    <meta:generator>LibreOffice/5.1.6.2$Linux_X86_64 LibreOffice_project/10m0$Build-2</meta:generator>
    <meta:document-statistic meta:table-count="0" meta:image-count="0" meta:object-count="0" meta:page-count="1" meta:paragraph-count="8" meta:word-count="176" meta:character-count="1045" meta:non-whitespace-character-count="875"/>
  </office:meta>
</office:document-meta>
</file>